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2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subtitle">
      <style:graphic-properties draw:fill-color="#ffffff" fo:min-height="17.936cm"/>
    </style:style>
    <style:style style:name="pr10" style:family="presentation" style:parent-style-name="Default-outline1">
      <style:graphic-properties fo:min-height="6.36cm"/>
    </style:style>
    <style:style style:name="pr11" style:family="presentation" style:parent-style-name="Default-subtitle">
      <style:graphic-properties draw:fill-color="#ffffff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Courier New'" style:font-family-generic="modern" style:font-pitch="fixed" fo:font-size="26pt" style:font-size-asian="26pt" style:font-size-complex="26pt"/>
    </style:style>
    <style:style style:name="P4" style:family="paragraph">
      <style:text-properties fo:font-family="'Courier New'" style:font-family-generic="modern" style:font-pitch="fixed" fo:font-size="26pt" style:font-size-asian="26pt" style:font-size-complex="26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family="'Courier New'" style:font-family-generic="modern" style:font-pitch="fixed" fo:font-size="22pt" style:font-size-asian="22pt" style:font-size-complex="22pt"/>
    </style:style>
    <style:style style:name="P7" style:family="paragraph">
      <style:text-properties fo:font-family="'Courier New'" style:font-family-generic="modern" style:font-pitch="fixed"/>
    </style:style>
    <style:style style:name="P8" style:family="paragraph">
      <style:paragraph-properties fo:text-align="start"/>
      <style:text-properties fo:font-family="'Courier New'" style:font-family-generic="modern" style:font-pitch="fixed" fo:font-size="24pt" style:font-size-asian="24pt" style:font-size-complex="24pt"/>
    </style:style>
    <style:style style:name="P9" style:family="paragraph">
      <style:paragraph-properties fo:text-align="start"/>
      <style:text-properties fo:font-family="'Courier New'" style:font-family-generic="modern" style:font-pitch="fixed" fo:font-size="20pt" style:font-size-asian="20pt" style:font-size-complex="20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paragraph-properties fo:text-align="start"/>
      <style:text-properties fo:font-family="'Courier New'" style:font-family-generic="modern" style:font-pitch="fixed" fo:font-size="22pt" style:font-size-asian="22pt" style:font-size-complex="22pt"/>
    </style:style>
    <style:style style:name="P12" style:family="paragraph">
      <style:text-properties fo:font-size="22pt" style:font-size-asian="22pt" style:font-size-complex="2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family="'Courier New'" style:font-family-generic="modern" style:font-pitch="fixed" fo:font-size="26pt" style:font-size-asian="26pt" style:font-size-complex="26pt"/>
    </style:style>
    <style:style style:name="T4" style:family="text">
      <style:text-properties fo:font-family="'Courier New'" style:font-family-generic="modern" style:font-pitch="fixed" fo:font-size="22pt" style:font-size-asian="22pt" style:font-size-complex="22pt"/>
    </style:style>
    <style:style style:name="T5" style:family="text">
      <style:text-properties fo:font-family="'Courier New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family="'Courier New'" style:font-family-generic="modern" style:font-pitch="fixed"/>
    </style:style>
    <style:style style:name="T8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9" style:family="text">
      <style:text-properties fo:font-family="'Courier New'" style:font-family-generic="modern" style:font-pitch="fixed" fo:font-size="24pt" style:font-size-asian="24pt" style:font-size-complex="24pt"/>
    </style:style>
    <style:style style:name="T10" style:family="text">
      <style:text-properties fo:font-family="'Courier New'" style:font-family-generic="modern" style:font-pitch="fixed" fo:font-size="20pt" style:font-size-asian="20pt" style:font-size-complex="20pt"/>
    </style:style>
    <style:style style:name="T11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family="Arial" style:font-family-generic="swiss" style:font-pitch="variable"/>
    </style:style>
    <style:style style:name="T14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2"/>
      <draw:page draw:name="page1" draw:style-name="dp1" draw:master-page-name="Default" presentation:presentation-page-layout-name="AL1T32" presentation:use-date-time-name="dtd1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>Global Interpreter Lock</text:span></text:p>
            <text:p/>
            <text:p>Андрей Светлов</text:p>
            <text:p/>
            <text:p><text:span text:style-name="T2">asvetlov.blogspot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Общеизвестные факты</text:p>
          </draw:text-box>
        </draw:frame>
        <draw:frame presentation:style-name="pr4" draw:text-style-name="P1" draw:layer="layout" svg:width="25.199cm" svg:height="13.859cm" svg:x="1.4cm" svg:y="4.914cm" presentation:class="subtitle">
          <draw:text-box>
            <text:p text:style-name="P1">Питон использует потоки OS</text:p>
            <text:p text:style-name="P1"/>
            <text:p text:style-name="P1">Одновременно работает только один поток</text:p>
            <text:p text:style-name="P1"/>
            <text:p text:style-name="P1">Во всех бедах виноват GIL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preter State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p text:style-name="P2"><text:span text:style-name="T3">struct PyInterpreterState </text:span></text:p>
            <text:p text:style-name="P2"><text:span text:style-name="T3"><text:s text:c="4"/></text:span><text:span text:style-name="T3">struct PyInterpreterState *next;</text:span></text:p>
            <text:p text:style-name="P2"><text:span text:style-name="T3"><text:s text:c="4"/></text:span><text:span text:style-name="T3">struct PyThreadState *tstate_head;</text:span></text:p>
            <text:p text:style-name="P2"><text:span text:style-name="T3"/></text:p>
            <text:p text:style-name="P2"><text:span text:style-name="T3"><text:s text:c="4"/></text:span><text:span text:style-name="T3">PyObject *modules;</text:span></text:p>
            <text:p text:style-name="P2"><text:span text:style-name="T3"><text:s text:c="4"/></text:span><text:span text:style-name="T3">PyObject *sysdict;</text:span></text:p>
            <text:p text:style-name="P2"><text:span text:style-name="T3"><text:s text:c="4"/></text:span><text:span text:style-name="T3">PyObject *builtins;</text:span></text:p>
            <text:p text:style-name="P2"><text:span text:style-name="T3"/></text:p>
            <text:p text:style-name="P2"><text:span text:style-name="T3"><text:s text:c="4"/></text:span><text:span text:style-name="T3">/* Информация о кодеках и т.д. */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read State</text:p>
          </draw:text-box>
        </draw:frame>
        <draw:frame presentation:style-name="pr6" draw:text-style-name="P4" draw:layer="layout" svg:width="25.199cm" svg:height="13.859cm" svg:x="1.4cm" svg:y="4.914cm" presentation:class="outline" presentation:user-transformed="true">
          <draw:text-box>
            <text:p><text:span text:style-name="T3">struct PyThreadState </text:span></text:p>
            <text:p><text:span text:style-name="T3"><text:s text:c="4"/></text:span><text:span text:style-name="T3">struct PyThreadState *next;</text:span></text:p>
            <text:p><text:span text:style-name="T3"><text:s text:c="4"/></text:span><text:span text:style-name="T3">PyInterpreterState *interp;</text:span></text:p>
            <text:p><text:span text:style-name="T3"/></text:p>
            <text:p><text:span text:style-name="T3"><text:s text:c="4"/></text:span><text:span text:style-name="T3">struct PyFrameObject *frame;</text:span></text:p>
            <text:p><text:span text:style-name="T3"><text:s text:c="4"/></text:span><text:span text:style-name="T3">int recursion_depth;</text:span></text:p>
            <text:p><text:span text:style-name="T3"><text:s text:c="4"/></text:span><text:span text:style-name="T3">PyObject *exc_type;</text:span></text:p>
            <text:p><text:span text:style-name="T3"><text:s text:c="4"/></text:span><text:span text:style-name="T3">PyObject *exc_value;</text:span></text:p>
            <text:p><text:span text:style-name="T3"><text:s text:c="4"/></text:span><text:span text:style-name="T3">PyObject *exc_traceback;</text:span></text:p>
            <text:p><text:span text:style-name="T3"><text:s text:c="4"/></text:span><text:span text:style-name="T3">long thread_i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ame</text:p>
          </draw:text-box>
        </draw:frame>
        <draw:frame presentation:style-name="pr7" draw:text-style-name="P4" draw:layer="layout" svg:width="25.199cm" svg:height="13.86cm" svg:x="1.4cm" svg:y="4.914cm" presentation:class="outline" presentation:user-transformed="true">
          <draw:text-box>
            <text:p><text:span text:style-name="T3">struct PyFrameObject</text:span></text:p>
            <text:p><text:span text:style-name="T3"><text:s text:c="4"/></text:span><text:span text:style-name="T3">struct PyFrameObject *f_back;</text:span></text:p>
            <text:p><text:span text:style-name="T3"><text:s text:c="4"/></text:span><text:span text:style-name="T3">PyCodeObject *f_code;</text:span></text:p>
            <text:p><text:span text:style-name="T3"><text:s text:c="4"/></text:span><text:span text:style-name="T3">PyObject *f_builtins;</text:span><text:span text:style-name="T3"><text:tab/></text:span></text:p>
            <text:p><text:span text:style-name="T3"><text:s text:c="4"/></text:span><text:span text:style-name="T3">PyObject *f_globals;</text:span><text:span text:style-name="T3"><text:tab/></text:span></text:p>
            <text:p><text:span text:style-name="T3"><text:s text:c="4"/></text:span><text:span text:style-name="T3">PyObject *f_locals;</text:span><text:span text:style-name="T3"><text:tab/></text:span></text:p>
            <text:p><text:span text:style-name="T3"><text:s text:c="4"/></text:span><text:span text:style-name="T3">PyThreadState *f_tstate;</text:span></text:p>
            <text:p><text:span text:style-name="T3"><text:s text:c="4"/></text:span><text:span text:style-name="T3">int f_lasti;</text:span><text:span text:style-name="T3"><text:tab/></text:span><text:span text:style-name="T3"><text:tab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Картинка</text:p>
          </draw:text-box>
        </draw:frame>
        <draw:custom-shape draw:style-name="gr2" draw:text-style-name="P1" xml:id="id2" draw:id="id2" draw:layer="layout" svg:width="6.35cm" svg:height="1.905cm" svg:x="2.54cm" svg:y="4.445cm">
          <text:p text:style-name="P1">Interpret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715cm" svg:height="1.905cm" svg:x="10.795cm" svg:y="4.445cm">
          <text:p text:style-name="P1">Thread 1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715cm" svg:height="1.905cm" svg:x="10.795cm" svg:y="8.255cm">
          <text:p text:style-name="P1">Thread2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715cm" svg:height="1.905cm" svg:x="19.685cm" svg:y="4.445cm">
          <text:p text:style-name="P1">Frame 1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715cm" svg:height="1.905cm" svg:x="19.685cm" svg:y="8.255cm">
          <text:p text:style-name="P1">Frame 2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.715cm" svg:height="1.905cm" svg:x="19.686cm" svg:y="12.146cm">
          <text:p text:style-name="P1">Frame 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795cm" svg:y1="5.397cm" svg:x2="8.89cm" svg:y2="5.397cm" draw:start-shape="id1" draw:start-glue-point="3" draw:end-shape="id2" draw:end-glue-point="1" svg:d="m10795 5397h-1905">
          <text:p/>
        </draw:connector>
        <draw:connector draw:style-name="gr3" draw:text-style-name="P1" draw:layer="layout" draw:type="curve" svg:x1="10.795cm" svg:y1="9.207cm" svg:x2="8.89cm" svg:y2="5.397cm" draw:start-shape="id3" draw:start-glue-point="3" draw:end-shape="id2" svg:d="m10795 9207c-1429 0-477-3810-1905-3810">
          <text:p/>
        </draw:connector>
        <draw:connector draw:style-name="gr3" draw:text-style-name="P1" draw:layer="layout" draw:type="curve" svg:x1="5.715cm" svg:y1="4.445cm" svg:x2="13.652cm" svg:y2="4.445cm" draw:start-shape="id2" draw:start-glue-point="0" draw:end-shape="id1" svg:d="m5715 4445c0-753 7937-753 7937 0">
          <text:p/>
        </draw:connector>
        <draw:connector draw:style-name="gr3" draw:text-style-name="P1" draw:layer="layout" draw:type="curve" svg:x1="13.652cm" svg:y1="6.35cm" svg:x2="13.652cm" svg:y2="8.255cm" draw:start-shape="id1" draw:start-glue-point="2" draw:end-shape="id3" draw:end-glue-point="0" svg:d="m13652 6350v1905">
          <text:p/>
        </draw:connector>
        <draw:connector draw:style-name="gr3" draw:text-style-name="P1" draw:layer="layout" draw:type="curve" svg:x1="13.652cm" svg:y1="4.445cm" svg:x2="22.542cm" svg:y2="4.445cm" draw:start-shape="id1" draw:start-glue-point="0" draw:end-shape="id4" svg:d="m13652 4445c0-753 8890-753 8890 0">
          <text:p/>
        </draw:connector>
        <draw:connector draw:style-name="gr3" draw:text-style-name="P1" draw:layer="layout" draw:type="curve" svg:x1="19.685cm" svg:y1="5.397cm" svg:x2="16.51cm" svg:y2="5.397cm" draw:start-shape="id4" draw:start-glue-point="3" draw:end-shape="id1" svg:d="m19685 5397h-3175">
          <text:p/>
        </draw:connector>
        <draw:connector draw:style-name="gr3" draw:text-style-name="P1" draw:layer="layout" draw:type="curve" svg:x1="19.685cm" svg:y1="9.207cm" svg:x2="16.51cm" svg:y2="5.397cm" draw:start-shape="id5" draw:start-glue-point="3" draw:end-shape="id1" svg:d="m19685 9207c-2382 0-795-3810-3175-3810">
          <text:p/>
        </draw:connector>
        <draw:connector draw:style-name="gr3" draw:text-style-name="P1" draw:layer="layout" draw:type="curve" svg:x1="19.686cm" svg:y1="13.098cm" svg:x2="16.51cm" svg:y2="5.397cm" draw:start-shape="id6" draw:start-glue-point="3" draw:end-shape="id1" draw:end-glue-point="1" svg:d="m19686 13098c-2383 0-796-7701-3176-7701">
          <text:p/>
        </draw:connector>
        <draw:connector draw:style-name="gr3" draw:text-style-name="P1" draw:layer="layout" draw:type="curve" svg:x1="22.542cm" svg:y1="6.35cm" svg:x2="22.542cm" svg:y2="8.255cm" draw:start-shape="id4" draw:start-glue-point="2" draw:end-shape="id5" draw:end-glue-point="0" svg:d="m22542 6350v1905">
          <text:p/>
        </draw:connector>
        <draw:connector draw:style-name="gr3" draw:text-style-name="P1" draw:layer="layout" draw:type="curve" svg:x1="22.542cm" svg:y1="10.16cm" svg:x2="22.543cm" svg:y2="12.146cm" draw:start-shape="id5" draw:start-glue-point="2" draw:end-shape="id6" draw:end-glue-point="0" svg:d="m22542 10160c0 1488 1 495 1 1986">
          <text:p/>
        </draw:connector>
        <draw:custom-shape draw:style-name="gr2" draw:text-style-name="P1" xml:id="id7" draw:id="id7" draw:layer="layout" svg:width="8.495cm" svg:height="1.905cm" svg:x="4.84cm" svg:y="12.646cm">
          <text:p text:style-name="P1">PyThreadState_GET(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9.087cm" svg:y1="12.646cm" svg:x2="13.652cm" svg:y2="4.445cm" draw:start-shape="id7" draw:start-glue-point="0" draw:end-shape="id1" draw:end-glue-point="0" svg:d="m9087 12646c0-13054 4565-8954 4565-8201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3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GIL старый и новый</text:p>
          </draw:text-box>
        </draw:frame>
        <draw:frame presentation:style-name="pr6" draw:layer="layout" svg:width="12.296cm" svg:height="13.859cm" svg:x="1.4cm" svg:y="4.914cm" presentation:class="outline" presentation:user-transformed="true">
          <draw:text-box>
            <text:p text:style-name="P5"><text:s/>Старый</text:p>
            <text:p text:style-name="P5">Переключается каждые 100 инструкций</text:p>
            <text:p text:style-name="P5"/>
            <text:p text:style-name="P5">Может промахиваться, тратя процессорное время (David Beazley)</text:p>
          </draw:text-box>
        </draw:frame>
        <draw:frame presentation:style-name="pr6" draw:layer="layout" svg:width="12.296cm" svg:height="13.859cm" svg:x="14.311cm" svg:y="4.914cm" presentation:class="outline" presentation:user-transformed="true">
          <draw:text-box>
            <text:p>Новый (python 3.2)</text:p>
            <text:p>Переключается запросу, но не чаще чем раз в 5мс</text:p>
            <text:p/>
            <text:p>Нет ложных срабатываний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Место переключения</text:p>
          </draw:text-box>
        </draw:frame>
        <draw:frame presentation:style-name="pr6" draw:text-style-name="P6" draw:layer="layout" svg:width="12.296cm" svg:height="13.859cm" svg:x="1.27cm" svg:y="5.08cm" presentation:class="outline" presentation:user-transformed="true">
          <draw:text-box>
            <text:p><text:span text:style-name="T4">def f():</text:span></text:p>
            <text:p><text:span text:style-name="T4"><text:s text:c="4"/></text:span><text:span text:style-name="T4">for i in xrange(100):</text:span></text:p>
            <text:p><text:span text:style-name="T4"><text:s text:c="8"/></text:span><text:span text:style-name="T4">print i</text:span></text:p>
            <text:p><text:span text:style-name="T4"/></text:p>
            <text:p><text:span text:style-name="T4">import dis</text:span></text:p>
            <text:p><text:span text:style-name="T4">dis.dis(f)</text:span></text:p>
            <text:p><text:span text:style-name="T4"/></text:p>
          </draw:text-box>
        </draw:frame>
        <draw:frame presentation:style-name="pr6" draw:text-style-name="P6" draw:layer="layout" svg:width="12.296cm" svg:height="13.859cm" svg:x="14.311cm" svg:y="4.914cm" presentation:class="outline">
          <draw:text-box>
            <text:p><text:span text:style-name="T4">2 <text:s text:c="4"/>0 SETUP_LOOP <text:s text:c="4"/>25 (to 28)</text:span></text:p>
            <text:p><text:span text:style-name="T4"><text:s text:c="6"/></text:span><text:span text:style-name="T4">3 LOAD_GLOBAL <text:s text:c="3"/>0 (xrange)</text:span></text:p>
            <text:p><text:span text:style-name="T4"><text:s text:c="6"/></text:span><text:span text:style-name="T4">6 LOAD_CONST <text:s text:c="4"/>1 (100)</text:span></text:p>
            <text:p><text:span text:style-name="T4"><text:s text:c="6"/></text:span><text:span text:style-name="T4">9 CALL_FUNCTION <text:s/>1</text:span></text:p>
            <text:p><text:span text:style-name="T4"><text:s text:c="5"/></text:span><text:span text:style-name="T4">12 GET_ITER <text:s text:c="5"/></text:span></text:p>
            <text:p><text:span text:style-name="T4"><text:s text:c="2"/></text:span><text:span text:style-name="T4">&gt;&gt; 13 FOR_ITER <text:s text:c="6"/>11 (to 27)</text:span></text:p>
            <text:p><text:span text:style-name="T4"><text:s text:c="5"/></text:span><text:span text:style-name="T4">16 STORE_FAST <text:s text:c="4"/>0 (i)</text:span></text:p>
            <text:p><text:span text:style-name="T4">3 <text:s text:c="3"/>19 LOAD_FAST <text:s text:c="5"/>0 (i)</text:span></text:p>
            <text:p><text:span text:style-name="T4"><text:s text:c="5"/></text:span><text:span text:style-name="T4">22 PRINT_ITEM <text:s text:c="4"/></text:span></text:p>
            <text:p><text:span text:style-name="T4"><text:s text:c="5"/></text:span><text:span text:style-name="T4">23 PRINT_NEWLINE </text:span></text:p>
            <text:p><text:span text:style-name="T4"><text:s text:c="5"/></text:span><text:span text:style-name="T4">24 JUMP_ABSOLUTE <text:s/>13</text:span></text:p>
            <text:p><text:span text:style-name="T4"><text:s text:c="2"/></text:span><text:span text:style-name="T4">&gt;&gt; 27 POP_BLOCK <text:s text:c="5"/></text:span></text:p>
            <text:p><text:span text:style-name="T4"><text:s text:c="2"/></text:span><text:span text:style-name="T4">&gt;&gt; 28 LOAD_CONST <text:s text:c="4"/>0 (None)</text:span></text:p>
            <text:p><text:span text:style-name="T4"><text:s text:c="5"/></text:span><text:span text:style-name="T4">31 RETURN_VALUE <text:s text:c="7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0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Старый ceval</text:p>
          </draw:text-box>
        </draw:frame>
        <draw:frame presentation:style-name="pr4" draw:text-style-name="P3" draw:layer="layout" svg:width="25.199cm" svg:height="14.575cm" svg:x="1.4cm" svg:y="4.563cm" presentation:class="subtitle" presentation:user-transformed="true">
          <draw:text-box>
            <text:p text:style-name="P2"><text:span text:style-name="T3">PyThreadState *tstate = PyThreadState_GET();</text:span></text:p>
            <text:p text:style-name="P2"><text:span text:style-name="T3">if (--_Py_Ticker &lt; 0) {</text:span></text:p>
            <text:p text:style-name="P2"><text:span text:style-name="T3"><text:s text:c="4"/></text:span><text:span text:style-name="T3">/* ... */</text:span></text:p>
            <text:p text:style-name="P2"><text:span text:style-name="T3"><text:s text:c="4"/></text:span><text:span text:style-name="T3">_Py_Ticker = _Py_CheckInterval;</text:span></text:p>
            <text:p text:style-name="P2"><text:span text:style-name="T3"><text:s text:c="4"/></text:span><text:span text:style-name="T3">if (interpreter_lock) {</text:span></text:p>
            <text:p text:style-name="P2"><text:span text:style-name="T5"><text:s text:c="8"/></text:span><text:span text:style-name="T5">PyThreadState_Swap(NULL);</text:span></text:p>
            <text:p text:style-name="P2"><text:span text:style-name="T5"><text:s text:c="8"/></text:span><text:span text:style-name="T5">PyThread_release_lock(</text:span></text:p>
            <text:p text:style-name="P2"><text:span text:style-name="T5"><text:s text:c="12"/></text:span><text:span text:style-name="T5">interpreter_lock);</text:span></text:p>
            <text:p text:style-name="P2"><text:span text:style-name="T6"><text:s text:c="8"/></text:span><text:span text:style-name="T6">/* Переключение */</text:span></text:p>
            <text:p text:style-name="P2"><text:span text:style-name="T5"><text:s text:c="8"/></text:span><text:span text:style-name="T5">PyThread_acquire_lock(</text:span></text:p>
            <text:p text:style-name="P2"><text:span text:style-name="T5"><text:s text:c="12"/></text:span><text:span text:style-name="T5">interpreter_lock, 1);</text:span></text:p>
            <text:p text:style-name="P2"><text:span text:style-name="T5"><text:s text:c="8"/></text:span><text:span text:style-name="T5">PyThreadState_Swap(tstate);</text:span></text:p>
            <text:p text:style-name="P2"><text:span text:style-name="T3"><text:s text:c="4"/></text:span><text:span text:style-name="T3">}</text:span></text:p>
            <text:p text:style-name="P2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Новый ceval</text:p>
          </draw:text-box>
        </draw:frame>
        <draw:frame presentation:style-name="pr6" draw:text-style-name="P7" draw:layer="layout" svg:width="25.199cm" svg:height="13.859cm" svg:x="1.4cm" svg:y="4.914cm" presentation:class="outline" presentation:user-transformed="true">
          <draw:text-box>
            <text:p><text:span text:style-name="T7">if (_Py_atomic_load_relaxed(</text:span></text:p>
            <text:p><text:span text:style-name="T7"><text:s text:c="10"/></text:span><text:span text:style-name="T7">&amp;gil_drop_request)) {</text:span></text:p>
            <text:p><text:span text:style-name="T7"><text:s text:c="3"/></text:span><text:span text:style-name="T7">PyThreadState_Swap(NULL);</text:span></text:p>
            <text:p><text:span text:style-name="T7"><text:s text:c="3"/></text:span><text:span text:style-name="T7">drop_gil(tstate);</text:span></text:p>
            <text:p><text:span text:style-name="T8"><text:s text:c="3"/></text:span><text:span text:style-name="T8">/* Переключение */</text:span></text:p>
            <text:p><text:span text:style-name="T7"><text:s text:c="3"/></text:span><text:span text:style-name="T7">take_gil(tstate);</text:span></text:p>
            <text:p><text:span text:style-name="T7"><text:s text:c="3"/></text:span><text:span text:style-name="T7">PyThreadState_Swap(tstate);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 presentation:use-date-time-name="dtd1">
        <office:forms form:automatic-focus="false" form:apply-design-mode="false"/>
        <draw:frame presentation:style-name="pr9" draw:text-style-name="P8" draw:layer="layout" svg:width="25.199cm" svg:height="17.936cm" svg:x="1.4cm" svg:y="0.836cm" presentation:class="subtitle" presentation:user-transformed="true">
          <draw:text-box>
            <text:p text:style-name="P2"><text:span text:style-name="T9">static void drop_gil(PyThreadState *tstate){</text:span></text:p>
            <text:p text:style-name="P2"><text:span text:style-name="T9"><text:s text:c="4"/></text:span><text:span text:style-name="T9">MUTEX_LOCK(gil_mutex);</text:span></text:p>
            <text:p text:style-name="P2"><text:span text:style-name="T9"><text:s text:c="4"/></text:span><text:span text:style-name="T9">gil_locked = 0;</text:span></text:p>
            <text:p text:style-name="P2"><text:span text:style-name="T9"><text:s text:c="4"/></text:span><text:span text:style-name="T9">COND_SIGNAL(gil_cond);</text:span></text:p>
            <text:p text:style-name="P2"><text:span text:style-name="T9"><text:s text:c="4"/></text:span><text:span text:style-name="T9">MUTEX_UNLOCK(gil_mutex);</text:span></text:p>
            <text:p text:style-name="P2"><text:span text:style-name="T9"><text:s text:c="4"/></text:span><text:span text:style-name="T9">if (gil_drop_request) {</text:span></text:p>
            <text:p text:style-name="P2"><text:span text:style-name="T9"><text:s text:c="8"/></text:span><text:span text:style-name="T9">MUTEX_LOCK(switch_mutex);</text:span></text:p>
            <text:p text:style-name="P2"><text:span text:style-name="T9"><text:s text:c="8"/></text:span><text:span text:style-name="T9">if (gil_last_holder == tstate) {</text:span></text:p>
            <text:p text:style-name="P2"><text:span text:style-name="T9"><text:s text:c="12"/></text:span><text:span text:style-name="T9">RESET_GIL_DROP_REQUEST();</text:span></text:p>
            <text:p text:style-name="P2"><text:span text:style-name="T9"><text:s text:c="12"/></text:span><text:span text:style-name="T9">COND_WAIT(switch_cond, switch_mutex);</text:span></text:p>
            <text:p text:style-name="P2"><text:span text:style-name="T9"><text:s text:c="8"/></text:span><text:span text:style-name="T9">}</text:span></text:p>
            <text:p text:style-name="P2"><text:span text:style-name="T9"><text:s text:c="8"/></text:span><text:span text:style-name="T9">MUTEX_UNLOCK(switch_mutex);</text:span></text:p>
            <text:p text:style-name="P2"><text:span text:style-name="T9"><text:s text:c="4"/></text:span><text:span text:style-name="T9">}</text:span></text:p>
            <text:p text:style-name="P2"><text:span text:style-name="T9">}</text:span></text:p>
            <text:p text:style-name="P2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 presentation:use-date-time-name="dtd1">
        <office:forms form:automatic-focus="false" form:apply-design-mode="false"/>
        <draw:frame presentation:style-name="pr9" draw:text-style-name="P9" draw:layer="layout" svg:width="25.199cm" svg:height="17.936cm" svg:x="1.4cm" svg:y="0.827cm" presentation:class="subtitle" presentation:user-transformed="true">
          <draw:text-box>
            <text:p text:style-name="P2"><text:span text:style-name="T10">static void take_gil(PyThreadState *tstate){</text:span></text:p>
            <text:p text:style-name="P2"><text:span text:style-name="T10"><text:s text:c="4"/></text:span><text:span text:style-name="T10">MUTEX_LOCK(gil_mutex);</text:span></text:p>
            <text:p text:style-name="P2"><text:span text:style-name="T10"><text:s text:c="4"/></text:span><text:span text:style-name="T10">if (!gil_locked)</text:span></text:p>
            <text:p text:style-name="P2"><text:span text:style-name="T10"><text:s text:c="8"/></text:span><text:span text:style-name="T10">goto _ready;</text:span></text:p>
            <text:p text:style-name="P2"><text:span text:style-name="T10"><text:s text:c="4"/></text:span><text:span text:style-name="T10">while (gil_locked) {</text:span></text:p>
            <text:p text:style-name="P2"><text:span text:style-name="T10"><text:s text:c="8"/></text:span><text:span text:style-name="T10">int timed_out = 0;</text:span></text:p>
            <text:p text:style-name="P2"><text:span text:style-name="T10"><text:s text:c="8"/></text:span><text:span text:style-name="T10">COND_TIMED_WAIT(gil_cond, gil_mutex, INTERVAL, timed_out);</text:span></text:p>
            <text:p text:style-name="P2"><text:span text:style-name="T10"><text:s text:c="8"/></text:span><text:span text:style-name="T10">if (timed_out &amp;&amp; gil_locked)</text:span></text:p>
            <text:p text:style-name="P2"><text:span text:style-name="T10"><text:s text:c="12"/></text:span><text:span text:style-name="T10">SET_GIL_DROP_REQUEST();</text:span></text:p>
            <text:p text:style-name="P2"><text:span text:style-name="T10"><text:s text:c="4"/></text:span><text:span text:style-name="T10">}</text:span></text:p>
            <text:p text:style-name="P2"><text:span text:style-name="T10">_ready:</text:span></text:p>
            <text:p text:style-name="P2"><text:span text:style-name="T10"><text:s text:c="4"/></text:span><text:span text:style-name="T10">MUTEX_LOCK(switch_mutex);</text:span></text:p>
            <text:p text:style-name="P2"><text:span text:style-name="T10"><text:s text:c="4"/></text:span><text:span text:style-name="T10">gil_locked = 1;</text:span></text:p>
            <text:p text:style-name="P2"><text:span text:style-name="T10"><text:s text:c="4"/></text:span><text:span text:style-name="T10">if (tstate != gil_last_holder)</text:span></text:p>
            <text:p text:style-name="P2"><text:span text:style-name="T10"><text:s text:c="8"/></text:span><text:span text:style-name="T10">gil_last_holder = tstate;</text:span></text:p>
            <text:p text:style-name="P2"><text:span text:style-name="T10"><text:s text:c="4"/></text:span><text:span text:style-name="T10">COND_SIGNAL(switch_cond);</text:span></text:p>
            <text:p text:style-name="P2"><text:span text:style-name="T10"><text:s text:c="4"/></text:span><text:span text:style-name="T10">MUTEX_UNLOCK(switch_mutex);</text:span></text:p>
            <text:p text:style-name="P2"><text:span text:style-name="T10"><text:s text:c="4"/></text:span><text:span text:style-name="T10">if (gil_drop_request)</text:span></text:p>
            <text:p text:style-name="P2"><text:span text:style-name="T10"><text:s text:c="8"/></text:span><text:span text:style-name="T10">RESET_GIL_DROP_REQUEST();</text:span></text:p>
            <text:p text:style-name="P2"><text:span text:style-name="T10"><text:s text:c="4"/></text:span><text:span text:style-name="T10">MUTEX_UNLOCK(gil_mutex);</text:span></text:p>
            <text:p text:style-name="P2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5T14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Управление переключением</text:p>
          </draw:text-box>
        </draw:frame>
        <draw:frame presentation:style-name="pr6" draw:layer="layout" svg:width="25.199cm" svg:height="6.61cm" svg:x="1.4cm" svg:y="4.914cm" presentation:class="outline">
          <draw:text-box>
            <text:list text:style-name="L2">
              <text:list-item>
                <text:p>cтарый</text:p>
              </text:list-item>
            </text:list>
            <text:p><text:span text:style-name="T7">sys.getcheckinterval()</text:span></text:p>
            <text:p><text:span text:style-name="T7">sys.setcheckinterval(val)</text:span></text:p>
            <text:p><text:span text:style-name="T7">100 тиков</text:span></text:p>
          </draw:text-box>
        </draw:frame>
        <draw:frame presentation:style-name="pr6" draw:layer="layout" svg:width="25.199cm" svg:height="6.61cm" svg:x="1.4cm" svg:y="12.153cm" presentation:class="outline">
          <draw:text-box>
            <text:list text:style-name="L2">
              <text:list-item>
                <text:p>новый</text:p>
              </text:list-item>
            </text:list>
            <text:p><text:span text:style-name="T7">sys.getswitchinterval()</text:span></text:p>
            <text:p><text:span text:style-name="T7">sys.setswithcinterval(val)</text:span></text:p>
            <text:p><text:span text:style-name="T7">0.005 сек (5 миллисекунд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32" presentation:use-date-time-name="dtd1">
        <office:forms form:automatic-focus="false" form:apply-design-mode="false"/>
        <draw:frame presentation:style-name="pr9" draw:text-style-name="P10" draw:layer="layout" svg:width="25.199cm" svg:height="17.936cm" svg:x="1.4cm" svg:y="0.837cm" presentation:class="subtitle">
          <draw:text-box>
            <text:p><text:span text:style-name="T1">Промежуточный вывод:</text:span></text:p>
            <text:p><text:span text:style-name="T1"/></text:p>
            <text:p><text:span text:style-name="T1">Python 3.2 имеет гораздо лучший переключатель G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0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Создание потока</text:p>
          </draw:text-box>
        </draw:frame>
        <draw:frame presentation:style-name="pr4" draw:text-style-name="P11" draw:layer="layout" svg:width="25.199cm" svg:height="13.859cm" svg:x="1.4cm" svg:y="4.914cm" presentation:class="subtitle" presentation:user-transformed="true">
          <draw:text-box>
            <text:p text:style-name="P2"><text:span text:style-name="T4">import threading</text:span></text:p>
            <text:p text:style-name="P2"><text:span text:style-name="T4"/></text:p>
            <text:p text:style-name="P2"><text:span text:style-name="T4">def f(count):</text:span></text:p>
            <text:p text:style-name="P2"><text:span text:style-name="T4"><text:s text:c="4"/></text:span><text:span text:style-name="T4">for i in range(count):</text:span></text:p>
            <text:p text:style-name="P2"><text:span text:style-name="T4"><text:s text:c="8"/></text:span><text:span text:style-name="T4">pass</text:span></text:p>
            <text:p text:style-name="P2"><text:span text:style-name="T4"/></text:p>
            <text:p text:style-name="P2"><text:span text:style-name="T4">th = threading.Thread(target=f, args=(10,))</text:span></text:p>
            <text:p text:style-name="P2"><text:span text:style-name="T4"/></text:p>
            <text:p text:style-name="P2"><text:span text:style-name="T4">th.start()</text:span></text:p>
            <text:p text:style-name="P2"><text:span text:style-name="T4">th.join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Со стороны интерпретатора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p><text:span text:style-name="T4">struct bootstate {</text:span></text:p>
            <text:p><text:span text:style-name="T4"><text:s text:c="4"/></text:span><text:span text:style-name="T4">PyInterpreterState *interp;</text:span></text:p>
            <text:p><text:span text:style-name="T4"><text:s text:c="4"/></text:span><text:span text:style-name="T4">PyObject *func;</text:span></text:p>
            <text:p><text:span text:style-name="T4"><text:s text:c="4"/></text:span><text:span text:style-name="T4">PyObject *args;</text:span></text:p>
            <text:p><text:span text:style-name="T4"><text:s text:c="4"/></text:span><text:span text:style-name="T4">PyObject *keyw;</text:span></text:p>
            <text:p><text:span text:style-name="T4"><text:s text:c="4"/></text:span><text:span text:style-name="T4">PyThreadState *tstate;</text:span></text:p>
            <text:p><text:span text:style-name="T4">};</text:span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Запуск потока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p><text:span text:style-name="T4">static PyObject *</text:span></text:p>
            <text:p><text:span text:style-name="T4">thread_PyThread_start_new_thread(PyObject *self, PyObject *fargs){</text:span></text:p>
            <text:p><text:span text:style-name="T4"><text:s text:c="4"/></text:span><text:span text:style-name="T4">PyObject *func, *args, *keyw = NULL;</text:span></text:p>
            <text:p><text:span text:style-name="T4"><text:s text:c="4"/></text:span><text:span text:style-name="T4">PyArg_UnpackTuple(fargs, "start_new_thread", 2, 3, </text:span></text:p>
            <text:p><text:span text:style-name="T4"><text:s text:c="22"/></text:span><text:span text:style-name="T4">&amp;func, &amp;args, &amp;keyw);</text:span></text:p>
            <text:p><text:span text:style-name="T4"><text:s text:c="4"/></text:span><text:span text:style-name="T4">struct bootstate *boot = PyMem_NEW(struct bootstate, 1);</text:span></text:p>
            <text:p><text:span text:style-name="T4"><text:s text:c="4"/></text:span><text:span text:style-name="T4">boot-&gt;interp = PyThreadState_GET()-&gt;interp;</text:span></text:p>
            <text:p><text:span text:style-name="T4"><text:s text:c="4"/></text:span><text:span text:style-name="T4">boot-&gt;func = func; boot-&gt;args = args; boot-&gt;keyw = keyw;</text:span></text:p>
            <text:p><text:span text:style-name="T4"><text:s text:c="4"/></text:span><text:span text:style-name="T4">boot-&gt;tstate = _PyThreadState_Prealloc(boot-&gt;interp);</text:span></text:p>
            <text:p><text:span text:style-name="T4"><text:s text:c="4"/></text:span><text:span text:style-name="T4">Py_INCREF(func); Py_INCREF(args); Py_XINCREF(keyw);</text:span></text:p>
            <text:p><text:span text:style-name="T4"><text:s text:c="4"/></text:span><text:span text:style-name="T4">ident = </text:span><text:span text:style-name="T11">PyThread_start_new_thread(t_bootstrap, (void*) boot);</text:span></text:p>
            <text:p><text:span text:style-name="T4"><text:s text:c="4"/></text:span><text:span text:style-name="T4">return PyLong_FromLong(ident)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Потоковый пускач</text:p>
          </draw:text-box>
        </draw:frame>
        <draw:frame presentation:style-name="pr6" draw:text-style-name="P6" draw:layer="layout" svg:width="25.199cm" svg:height="14.963cm" svg:x="1.4cm" svg:y="3.81cm" presentation:class="outline" presentation:user-transformed="true">
          <draw:text-box>
            <text:p><text:span text:style-name="T4">static void t_bootstrap(struct bootstate *boot) {</text:span></text:p>
            <text:p><text:span text:style-name="T4"><text:s text:c="4"/></text:span><text:span text:style-name="T4">PyThreadState * tstate = boot-&gt;tstate;</text:span></text:p>
            <text:p><text:span text:style-name="T4"><text:s text:c="4"/></text:span><text:span text:style-name="T4">tstate-&gt;thread_id = PyThread_get_thread_ident();</text:span></text:p>
            <text:p><text:span text:style-name="T4"><text:s text:c="4"/></text:span><text:span text:style-name="T4">_PyThreadState_Init(tstate); PyEval_AcquireThread(tstate);</text:span></text:p>
            <text:p><text:span text:style-name="T4"><text:s text:c="4"/></text:span><text:span text:style-name="T4">PyObject *res = </text:span><text:span text:style-name="T11">PyEval_CallObjectWithKeywords(boot-&gt;func, </text:span></text:p>
            <text:p><text:span text:style-name="T11"><text:s text:c="8"/></text:span><text:span text:style-name="T11">boot-&gt;args, boot-&gt;keyw);</text:span></text:p>
            <text:p><text:span text:style-name="T4"><text:s text:c="4"/></text:span><text:span text:style-name="T4">if (res == NULL)</text:span></text:p>
            <text:p><text:span text:style-name="T4"><text:s text:c="8"/></text:span><text:span text:style-name="T4">/* Напечатать ошибку в sys.stderr */</text:span></text:p>
            <text:p><text:span text:style-name="T4"><text:s text:c="4"/></text:span><text:span text:style-name="T4">else</text:span></text:p>
            <text:p><text:span text:style-name="T4"><text:s text:c="8"/></text:span><text:span text:style-name="T4">Py_DECREF(res);</text:span></text:p>
            <text:p><text:span text:style-name="T4"><text:s text:c="4"/></text:span><text:span text:style-name="T4">Py_DECREF(boot-&gt;func); Py_DECREF(boot-&gt;args); </text:span></text:p>
            <text:p><text:span text:style-name="T4"><text:s text:c="4"/></text:span><text:span text:style-name="T4">Py_XDECREF(boot-&gt;keyw); PyMem_DEL(boot);</text:span></text:p>
            <text:p><text:span text:style-name="T4"><text:s text:c="4"/></text:span><text:span text:style-name="T4">PyThreadState_Clear(tstate); PyThreadState_DeleteCurrent();</text:span></text:p>
            <text:p><text:span text:style-name="T4"><text:s text:c="4"/></text:span><text:span text:style-name="T4">PyThread_exit_thread()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 embedding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p>Поток создается не Питоном, но он должен вызывать питоновский код</text:p>
            <text:p>Нужно регистрировать этот поток по подобию Modules/_threadmodule.c</text:p>
            <text:list text:style-name="L2">
              <text:list-item>
                <text:p><text:span text:style-name="T7">PyEval_InitThreads</text:span></text:p>
              </text:list-item>
              <text:list-item>
                <text:p><text:span text:style-name="T7">PyThreadState_New</text:span></text:p>
              </text:list-item>
              <text:list-item>
                <text:p><text:span text:style-name="T7">_PyThreadState_Init</text:span></text:p>
              </text:list-item>
              <text:list-item>
                <text:p><text:span text:style-name="T7">PyEval_AcquireThrea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mbedd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style-name="P5">Никогда так не делайте, если есть выбор</text:p>
              </text:list-item>
              <text:list-item>
                <text:p text:style-name="P5">Это попросту неудобно</text:p>
              </text:list-item>
              <text:list-item>
                <text:p text:style-name="P5">Extending (написание Python C Extensions) решает все проблемы</text:p>
              </text:list-item>
              <text:list-item>
                <text:p text:style-name="P5">Если тем не менее создается именно embedding — соблюдайте аккуратность</text:p>
              </text:list-item>
              <text:list-item>
                <text:p text:style-name="P5">Запуск Питоновского кода, не имеещего ThreadState и не захватившего GIL ведет к краху интерпретатора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5T14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Расширения на C</text:p>
          </draw:text-box>
        </draw:frame>
        <draw:frame presentation:style-name="pr7" draw:text-style-name="P7" draw:layer="layout" svg:width="25.199cm" svg:height="6.61cm" svg:x="1.4cm" svg:y="4.914cm" presentation:class="outline">
          <draw:text-box>
            <text:p><text:span text:style-name="T7">Py_BEGIN_ALLOW_THREADS</text:span></text:p>
            <text:p><text:span text:style-name="T7">n = read(self-&gt;fd, pbuf.buf, len);</text:span></text:p>
            <text:p><text:span text:style-name="T7">Py_END_ALLOW_THREADS</text:span></text:p>
            <text:p><text:span text:style-name="T7"/></text:p>
          </draw:text-box>
        </draw:frame>
        <draw:frame presentation:style-name="pr10" draw:layer="layout" svg:width="25.199cm" svg:height="6.61cm" svg:x="1.4cm" svg:y="12.153cm" presentation:class="outline">
          <draw:text-box>
            <text:list text:style-name="L2">
              <text:list-item>
                <text:p>Единственная операция, доступная потоку не владеющему GIL — попытаться захватить его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3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Освобождение GIL</text:p>
          </draw:text-box>
        </draw:frame>
        <draw:frame presentation:style-name="pr7" draw:layer="layout" svg:width="12.296cm" svg:height="13.86cm" svg:x="1.4cm" svg:y="4.914cm" presentation:class="outline" presentation:user-transformed="true">
          <draw:text-box>
            <text:p>Освобождают</text:p>
            <text:list text:style-name="L2">
              <text:list-item>
                <text:p>Операции ввода-вывода (файлы-сокеты)</text:p>
              </text:list-item>
              <text:list-item>
                <text:p>Прочие системные вызовы</text:p>
              </text:list-item>
              <text:list-item>
                <text:p>Долго работающие алгоритмы (regex, lxml)</text:p>
              </text:list-item>
            </text:list>
          </draw:text-box>
        </draw:frame>
        <draw:frame presentation:style-name="pr7" draw:layer="layout" svg:width="12.296cm" svg:height="13.86cm" svg:x="14.311cm" svg:y="4.914cm" presentation:class="outline" presentation:user-transformed="true">
          <draw:text-box>
            <text:p>Не освоождают</text:p>
            <text:list text:style-name="L2">
              <text:list-item>
                <text:p>Вызовы для работы с питоновскими объектами (list, dict)</text:p>
              </text:list-item>
              <text:list-item>
                <text:p>C Extensions, созданные кривыми руками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Освобождение GIL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Чем больше времени поток работает без GIL — тем лучше всем</text:p>
              </text:list-item>
              <text:list-item>
                <text:p>Лучше освободить один раз на функцию, чем сто раз освободить-захватить</text:p>
              </text:list-item>
              <text:list-item>
                <text:p>Все системные вызовы <text:s/>достаточно долгие. Вызовы сторонних библиотек, как правило — тоже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3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Обработка сигналов</text:p>
          </draw:text-box>
        </draw:frame>
        <draw:frame presentation:style-name="pr7" draw:text-style-name="P7" draw:layer="layout" svg:width="12.296cm" svg:height="13.86cm" svg:x="1.4cm" svg:y="4.914cm" presentation:class="outline">
          <draw:text-box>
            <text:p><text:span text:style-name="T7">import threading</text:span></text:p>
            <text:p><text:span text:style-name="T7">threads = []</text:span></text:p>
            <text:p><text:span text:style-name="T7">running = True</text:span></text:p>
            <text:p><text:span text:style-name="T7"/></text:p>
            <text:p><text:span text:style-name="T7">def f():</text:span></text:p>
            <text:p><text:span text:style-name="T7"><text:s text:c="4"/></text:span><text:span text:style-name="T7">while running:</text:span></text:p>
            <text:p><text:span text:style-name="T7"><text:s text:c="8"/></text:span><text:span text:style-name="T7">pass</text:span></text:p>
            <text:p><text:span text:style-name="T7"/></text:p>
            <text:p><text:span text:style-name="T7">for i in range(1):</text:span></text:p>
            <text:p><text:span text:style-name="T7"><text:s text:c="4"/></text:span><text:span text:style-name="T7">th = threading.Thread(target=f)</text:span></text:p>
            <text:p><text:span text:style-name="T7"><text:s text:c="4"/></text:span><text:span text:style-name="T7">threads.append(th)</text:span></text:p>
            <text:p><text:span text:style-name="T7"><text:s text:c="4"/></text:span><text:span text:style-name="T7">th.start()</text:span></text:p>
            <text:p><text:span text:style-name="T7"/></text:p>
            <text:p><text:span text:style-name="T7">for th in threads:</text:span></text:p>
            <text:p><text:span text:style-name="T7"><text:s text:c="4"/></text:span><text:span text:style-name="T7">th.join()</text:span></text:p>
          </draw:text-box>
        </draw:frame>
        <draw:frame presentation:style-name="pr7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Python 2.7</text:p>
              </text:list-item>
            </text:list>
            <text:p><text:span text:style-name="T2">Висит вечно. Не реагирует на &lt;Ctrl+C&gt;</text:span></text:p>
            <text:p><text:span text:style-name="T2"/></text:p>
            <text:list text:continue-numbering="true" text:style-name="L2">
              <text:list-item>
                <text:p><text:span text:style-name="T12">Python 3.2</text:span></text:p>
              </text:list-item>
            </text:list>
            <text:p><text:span text:style-name="T2">Можно прервать посредством &lt;Ctrl+C&gt; + &lt;Ctrl+C&gt;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3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Добавляем обработчик сигнала</text:p>
          </draw:text-box>
        </draw:frame>
        <draw:frame presentation:style-name="pr7" draw:text-style-name="P7" draw:layer="layout" svg:width="12.296cm" svg:height="13.86cm" svg:x="1.4cm" svg:y="4.914cm" presentation:class="outline" presentation:user-transformed="true">
          <draw:text-box>
            <text:p><text:span text:style-name="T7">import signal</text:span></text:p>
            <text:p><text:span text:style-name="T7">running = True</text:span></text:p>
            <text:p><text:span text:style-name="T7"/></text:p>
            <text:p><text:span text:style-name="T7">def sig_handler(sig_num,</text:span></text:p>
            <text:p><text:span text:style-name="T7"><text:s text:c="16"/></text:span><text:span text:style-name="T7">frame):</text:span></text:p>
            <text:p><text:span text:style-name="T7"><text:s text:c="4"/></text:span><text:span text:style-name="T7">global running</text:span></text:p>
            <text:p><text:span text:style-name="T7"><text:s text:c="4"/></text:span><text:span text:style-name="T7">running = False</text:span></text:p>
            <text:p><text:span text:style-name="T7"/></text:p>
            <text:p><text:span text:style-name="T7">signal.signal(</text:span></text:p>
            <text:p><text:span text:style-name="T7"><text:s text:c="4"/></text:span><text:span text:style-name="T7">signal.SIGINT,</text:span></text:p>
            <text:p><text:span text:style-name="T7"><text:s text:c="4"/></text:span><text:span text:style-name="T7">sig_handler)</text:span></text:p>
            <text:p><text:span text:style-name="T7"/></text:p>
          </draw:text-box>
        </draw:frame>
        <draw:frame presentation:style-name="pr7" draw:layer="layout" svg:width="12.296cm" svg:height="13.86cm" svg:x="14.311cm" svg:y="4.914cm" presentation:class="outline">
          <draw:text-box>
            <text:list text:style-name="L2">
              <text:list-item>
                <text:p>Python 2.7</text:p>
              </text:list-item>
            </text:list>
            <text:p><text:span text:style-name="T2">Обработчик не вызывается</text:span></text:p>
            <text:list text:continue-numbering="true" text:style-name="L2">
              <text:list-item>
                <text:p>Python 3.2</text:p>
              </text:list-item>
            </text:list>
            <text:p><text:span text:style-name="T2">Успешно завершаются порожденные потоки, давая возможность главному потоку закончить работу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Почему висим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Сигнал должен выполнится в главном потоке.</text:p>
              </text:list-item>
              <text:list-item>
                <text:p>Главный поток блокирован <text:span text:style-name="T7">th.join()</text:span></text:p>
              </text:list-item>
              <text:list-item>
                <text:p>Python 3.2 умеет обрабатывать сигналы, прерывающие блокировки.</text:p>
              </text:list-item>
              <text:list-item>
                <text:p>Для исполнения кода обработчика сигнала нужно, чтобы <text:span text:style-name="T7">ceval loop </text:span>получил управление и запустил т.н. <text:span text:style-name="T7">PendingCal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Как чинить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Не ждать вечно</text:p>
              </text:list-item>
              <text:list-item>
                <text:p>Python 2.7 не имеет «родного» интерфейса для блокировки с таймаутом. Используется неблокирующие вызовы и <text:span text:style-name="T7">time.sleep()</text:span></text:p>
              </text:list-item>
              <text:list-item>
                <text:p>Можно сделать служебный канал (pipe), сокет или еще какой объект с файловым дескриптором, который можно передать <text:span text:style-name="T7">select/poll</text:span>. <text:span text:style-name="T7">select</text:span> и <text:span text:style-name="T7">poll</text:span> имеют таймаут</text:p>
              </text:list-item>
              <text:list-item>
                <text:p>Использовать 3.2, у которого таймауты хороши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32" presentation:use-date-time-name="dtd1">
        <office:forms form:automatic-focus="false" form:apply-design-mode="false"/>
        <draw:frame presentation:style-name="pr9" draw:text-style-name="P10" draw:layer="layout" svg:width="25.199cm" svg:height="17.936cm" svg:x="1.4cm" svg:y="0.837cm" presentation:class="subtitle">
          <draw:text-box>
            <text:p><text:span text:style-name="T1">Еще один вывод:</text:span></text:p>
            <text:p><text:span text:style-name="T1">Python 3.2 гораздо лучше поддерживает поток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0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Делайм таймаут на неблокирующем RLock</text:p>
          </draw:text-box>
        </draw:frame>
        <draw:frame presentation:style-name="pr11" draw:text-style-name="P8" draw:layer="layout" svg:width="25.199cm" svg:height="13.86cm" svg:x="1.4cm" svg:y="4.915cm" presentation:class="subtitle" presentation:user-transformed="true">
          <draw:text-box>
            <text:p text:style-name="P2"><text:span text:style-name="T9">endtime = time.time() + timeout</text:span></text:p>
            <text:p text:style-name="P2"><text:span text:style-name="T9">delay = 0.0005 # 500 us -&gt; initial delay</text:span></text:p>
            <text:p text:style-name="P2"><text:span text:style-name="T9">while True:</text:span></text:p>
            <text:p text:style-name="P2"><text:span text:style-name="T9"><text:s text:c="4"/></text:span><text:span text:style-name="T9">gotit = waiter.acquire(0)</text:span></text:p>
            <text:p text:style-name="P2"><text:span text:style-name="T9"><text:s text:c="4"/></text:span><text:span text:style-name="T9">if gotit:</text:span></text:p>
            <text:p text:style-name="P2"><text:span text:style-name="T9"><text:s text:c="8"/></text:span><text:span text:style-name="T9">break</text:span></text:p>
            <text:p text:style-name="P2"><text:span text:style-name="T9"><text:s text:c="4"/></text:span><text:span text:style-name="T9">remaining = endtime – time.time()</text:span></text:p>
            <text:p text:style-name="P2"><text:span text:style-name="T9"><text:s text:c="4"/></text:span><text:span text:style-name="T9">if remaining &lt;= 0:</text:span></text:p>
            <text:p text:style-name="P2"><text:span text:style-name="T9"><text:s text:c="8"/></text:span><text:span text:style-name="T9">break</text:span></text:p>
            <text:p text:style-name="P2"><text:span text:style-name="T9"><text:s text:c="4"/></text:span><text:span text:style-name="T9">delay = min(delay * 2, remaining, .05)</text:span></text:p>
            <text:p text:style-name="P2"><text:span text:style-name="T9"><text:s text:c="4"/></text:span><text:span text:style-name="T9">time.sleep(delay)</text:span></text:p>
            <text:p text:style-name="P2"><text:span text:style-name="T9"># Когда переключается GIL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Ожидание множества событий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Windows имеет <text:span text:style-name="T7">WaitForMultipleObjects</text:span></text:p>
              </text:list-item>
              <text:list-item>
                <text:p><text:span text:style-name="T13">Другие системы такого не умеют</text:span></text:p>
              </text:list-item>
              <text:list-item>
                <text:p><text:span text:style-name="T7">select.select</text:span></text:p>
              </text:list-item>
              <text:list-item>
                <text:p><text:span text:style-name="T7">threading.Barri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Атомарные операции</text:p>
          </draw:text-box>
        </draw:frame>
        <draw:frame presentation:style-name="pr7" draw:text-style-name="P7" draw:layer="layout" svg:width="25.199cm" svg:height="13.86cm" svg:x="1.4cm" svg:y="4.914cm" presentation:class="outline">
          <draw:text-box>
            <text:p><text:span text:style-name="T7">f = lambda: [x for x in l]</text:span></text:p>
            <text:p><text:span text:style-name="T7">dis.dis(f)</text:span></text:p>
            <text:p><text:span text:style-name="T7"><text:s text:c="2"/></text:span><text:span text:style-name="T7">2 <text:s text:c="10"/>0 BUILD_LIST <text:s text:c="14"/>0</text:span></text:p>
            <text:p><text:span text:style-name="T7"><text:s text:c="14"/></text:span><text:span text:style-name="T7">3 LOAD_GLOBAL <text:s text:c="13"/>0 (l)</text:span></text:p>
            <text:p><text:span text:style-name="T7"><text:s text:c="14"/></text:span><text:span text:style-name="T7">6 GET_ITER <text:s text:c="11"/></text:span></text:p>
            <text:p><text:span text:style-name="T7"><text:s text:c="8"/></text:span><text:span text:style-name="T7">&gt;&gt; <text:s text:c="3"/>7 FOR_ITER <text:s text:c="15"/>12 (to 22)</text:span></text:p>
            <text:p><text:span text:style-name="T7"><text:s text:c="13"/></text:span><text:span text:style-name="T7">10 STORE_FAST <text:s text:c="14"/>0 (x)</text:span></text:p>
            <text:p><text:span text:style-name="T7"><text:s text:c="13"/></text:span><text:span text:style-name="T7">13 LOAD_FAST <text:s text:c="15"/>0 (x)</text:span></text:p>
            <text:p><text:span text:style-name="T7"><text:s text:c="13"/></text:span><text:span text:style-name="T7">16 LIST_APPEND <text:s text:c="13"/>2</text:span></text:p>
            <text:p><text:span text:style-name="T7"><text:s text:c="13"/></text:span><text:span text:style-name="T7">19 JUMP_ABSOLUTE <text:s text:c="11"/>7</text:span></text:p>
            <text:p><text:span text:style-name="T7"><text:s text:c="8"/></text:span><text:span text:style-name="T7">&gt;&gt; <text:s text:c="2"/>22 RETURN_VALUE <text:s text:c="7"/></text:span></text:p>
            <text:p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4T3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Неатомарно</text:p>
          </draw:text-box>
        </draw:frame>
        <draw:frame presentation:style-name="pr7" draw:text-style-name="P6" draw:layer="layout" svg:width="12.296cm" svg:height="13.86cm" svg:x="1.4cm" svg:y="4.914cm" presentation:class="outline" presentation:user-transformed="true">
          <draw:text-box>
            <text:p><text:span text:style-name="T4">def g(dct, key, default):</text:span></text:p>
            <text:p><text:span text:style-name="T4"><text:s text:c="4"/></text:span><text:span text:style-name="T4">if key in dct:</text:span></text:p>
            <text:p><text:span text:style-name="T4"><text:s text:c="8"/></text:span><text:span text:style-name="T4">return dct[key]</text:span></text:p>
            <text:p><text:span text:style-name="T4"><text:s text:c="4"/></text:span><text:span text:style-name="T4">else:</text:span></text:p>
            <text:p><text:span text:style-name="T4"><text:s text:c="8"/></text:span><text:span text:style-name="T4">dct[key] = default</text:span></text:p>
            <text:p><text:span text:style-name="T4"><text:s text:c="8"/></text:span><text:span text:style-name="T4">return default</text:span></text:p>
            <text:p><text:span text:style-name="T4"/></text:p>
            <text:p><text:span text:style-name="T4">dis.dis(g)</text:span></text:p>
            <text:p><text:span text:style-name="T4"/></text:p>
          </draw:text-box>
        </draw:frame>
        <draw:frame presentation:style-name="pr7" draw:text-style-name="P12" draw:layer="layout" svg:width="12.296cm" svg:height="13.86cm" svg:x="14.311cm" svg:y="4.914cm" presentation:class="outline">
          <draw:text-box>
            <text:p><text:span text:style-name="T4">3 <text:s text:c="4"/>0 LOAD_FAST <text:s text:c="8"/>1 (key)</text:span></text:p>
            <text:p><text:span text:style-name="T4"><text:s text:c="6"/></text:span><text:span text:style-name="T4">3 LOAD_FAST <text:s text:c="8"/>0 (dct)</text:span></text:p>
            <text:p><text:span text:style-name="T4"><text:s text:c="6"/></text:span><text:span text:style-name="T4">6 COMPARE_OP <text:s text:c="7"/>6 (in)</text:span></text:p>
            <text:p><text:span text:style-name="T4"><text:s text:c="6"/></text:span><text:span text:style-name="T4">9 POP_JUMP_IF_FALSE 20</text:span></text:p>
            <text:p><text:span text:style-name="T4">4 <text:s text:c="3"/>12 LOAD_FAST <text:s text:c="9"/>0 (dct)</text:span></text:p>
            <text:p><text:span text:style-name="T4"><text:s text:c="5"/></text:span><text:span text:style-name="T4">15 LOAD_FAST <text:s text:c="9"/>1 (key)</text:span></text:p>
            <text:p><text:span text:style-name="T4"><text:s text:c="5"/></text:span><text:span text:style-name="T4">18 BINARY_SUBSCR <text:s text:c="3"/></text:span></text:p>
            <text:p><text:span text:style-name="T4"><text:s text:c="5"/></text:span><text:span text:style-name="T4">19 RETURN_VALUE <text:s text:c="7"/></text:span></text:p>
            <text:p><text:span text:style-name="T4">6 &gt;&gt; 20 LOAD_FAST <text:s text:c="9"/>2 (default)</text:span></text:p>
            <text:p><text:span text:style-name="T4"><text:s text:c="5"/></text:span><text:span text:style-name="T4">23 LOAD_FAST <text:s text:c="9"/>0 (dct)</text:span></text:p>
            <text:p><text:span text:style-name="T4"><text:s text:c="5"/></text:span><text:span text:style-name="T4">26 LOAD_FAST <text:s text:c="9"/>1 (key)</text:span></text:p>
            <text:p><text:span text:style-name="T4"><text:s text:c="5"/></text:span><text:span text:style-name="T4">29 STORE_SUBSCR <text:s text:c="4"/></text:span></text:p>
            <text:p><text:span text:style-name="T4">7 <text:s text:c="3"/>30 LOAD_FAST <text:s text:c="9"/>2 (default)</text:span></text:p>
            <text:p><text:span text:style-name="T4"><text:s text:c="5"/></text:span><text:span text:style-name="T4">33 RETURN_VALUE <text:s text:c="7"/>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4T3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Атомарно?</text:p>
          </draw:text-box>
        </draw:frame>
        <draw:frame presentation:style-name="pr7" draw:text-style-name="P6" draw:layer="layout" svg:width="12.296cm" svg:height="13.86cm" svg:x="1.4cm" svg:y="4.914cm" presentation:class="outline" presentation:user-transformed="true">
          <draw:text-box>
            <text:p><text:span text:style-name="T4">def f():</text:span></text:p>
            <text:p><text:span text:style-name="T4"><text:s text:c="4"/></text:span><text:span text:style-name="T4">a = 1</text:span></text:p>
            <text:p><text:span text:style-name="T4"><text:s text:c="4"/></text:span><text:span text:style-name="T4">l.append(2)</text:span></text:p>
            <text:p><text:span text:style-name="T4"><text:s text:c="4"/></text:span><text:span text:style-name="T4">a += 3</text:span></text:p>
            <text:p><text:span text:style-name="T4"><text:s text:c="4"/></text:span><text:span text:style-name="T4">r = d.setdefault(</text:span></text:p>
            <text:p><text:span text:style-name="T4"><text:s text:c="8"/></text:span><text:span text:style-name="T4">key, value)</text:span></text:p>
            <text:p><text:span text:style-name="T4">dis.dis(f)</text:span></text:p>
          </draw:text-box>
        </draw:frame>
        <draw:frame presentation:style-name="pr7" draw:text-style-name="P6" draw:layer="layout" svg:width="12.296cm" svg:height="13.86cm" svg:x="14.311cm" svg:y="4.914cm" presentation:class="outline" presentation:user-transformed="true">
          <draw:text-box>
            <text:p><text:span text:style-name="T4">3 <text:s/>0 LOAD_CONST <text:s text:c="4"/>1 (1)</text:span></text:p>
            <text:p><text:span text:style-name="T4"><text:s text:c="3"/></text:span><text:span text:style-name="T4">3 STORE_FAST <text:s text:c="4"/>0 (a)</text:span></text:p>
            <text:p><text:span text:style-name="T4">4 <text:s/>6 LOAD_GLOBAL <text:s text:c="3"/>0 (l)</text:span></text:p>
            <text:p><text:span text:style-name="T4"><text:s text:c="3"/></text:span><text:span text:style-name="T4">9 LOAD_ATTR <text:s text:c="5"/>1 (append)</text:span></text:p>
            <text:p><text:span text:style-name="T4"><text:s text:c="2"/></text:span><text:span text:style-name="T4">12 LOAD_CONST <text:s text:c="4"/>2 (2)</text:span></text:p>
            <text:p><text:span text:style-name="T4"><text:s text:c="2"/></text:span><text:span text:style-name="T4">15 CALL_FUNCTION <text:s/>1</text:span></text:p>
            <text:p><text:span text:style-name="T4"><text:s text:c="2"/></text:span><text:span text:style-name="T4">18 POP_TOP <text:s text:c="12"/></text:span></text:p>
            <text:p><text:span text:style-name="T4">5 19 LOAD_FAST <text:s text:c="5"/>0 (a)</text:span></text:p>
            <text:p><text:span text:style-name="T4"><text:s text:c="2"/></text:span><text:span text:style-name="T4">22 LOAD_CONST <text:s text:c="4"/>3 (3)</text:span></text:p>
            <text:p><text:span text:style-name="T4"><text:s text:c="2"/></text:span><text:span text:style-name="T4">25 INPLACE_ADD <text:s text:c="8"/></text:span></text:p>
            <text:p><text:span text:style-name="T4"><text:s text:c="2"/></text:span><text:span text:style-name="T4">26 STORE_FAST <text:s text:c="4"/>0 (a)</text:span></text:p>
            <text:p><text:span text:style-name="T4">6 29 LOAD_GLOBAL <text:s text:c="3"/>2 (d)</text:span></text:p>
            <text:p><text:span text:style-name="T4"><text:s text:c="2"/></text:span><text:span text:style-name="T4">32 LOAD_ATTR <text:s text:c="5"/>3 (setdefault)</text:span></text:p>
            <text:p><text:span text:style-name="T4"><text:s text:c="2"/></text:span><text:span text:style-name="T4">35 LOAD_GLOBAL <text:s text:c="3"/>4 (key)</text:span></text:p>
            <text:p><text:span text:style-name="T4"><text:s text:c="2"/></text:span><text:span text:style-name="T4">38 LOAD_GLOBAL <text:s text:c="3"/>5 (value)</text:span></text:p>
            <text:p><text:span text:style-name="T4"><text:s text:c="2"/></text:span><text:span text:style-name="T4">41 CALL_FUNCTION <text:s/>2</text:span></text:p>
            <text:p><text:span text:style-name="T4"><text:s text:c="2"/></text:span><text:span text:style-name="T4">44 STORE_FAST <text:s text:c="4"/>1 (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32" presentation:use-date-time-name="dtd1">
        <office:forms form:automatic-focus="false" form:apply-design-mode="false"/>
        <draw:frame presentation:style-name="pr9" draw:text-style-name="P10" draw:layer="layout" svg:width="25.199cm" svg:height="17.936cm" svg:x="1.4cm" svg:y="0.837cm" presentation:class="subtitle">
          <draw:text-box>
            <text:p><text:span text:style-name="T1">Кто виноват?</text:span></text:p>
            <text:p><text:span text:style-name="T1"/></text:p>
            <text:p><text:span text:style-name="T1">Когда уберут GIL?</text:span></text:p>
            <text:p><text:span text:style-name="T1"/></text:p>
            <text:p><text:span text:style-name="T1">Как жить в таких нечеловеческих условиях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Распределенность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Многопоточность —&gt; многопроцессность</text:p>
              </text:list-item>
              <text:list-item>
                <text:p>Пакет multiprocessing</text:p>
              </text:list-item>
              <text:list-item>
                <text:p>Системы для передачи сообщений между потоками: ZeroMQ, AMQP (RabbitMQ и т.д.), Celery, Thift...</text:p>
              </text:list-item>
              <text:list-item>
                <text:p>Процессы живут в кластере. <text:span text:style-name="T14">Подсказка: кластер может состоять больше чем из одной машины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32" presentation:use-date-time-name="dtd1">
        <office:forms form:automatic-focus="false" form:apply-design-mode="false"/>
        <draw:frame presentation:style-name="pr9" draw:layer="layout" svg:width="25.199cm" svg:height="17.936cm" svg:x="1.4cm" svg:y="0.837cm" presentation:class="subtitle">
          <draw:text-box>
            <text:p><text:span text:style-name="T1">Вопросы?</text:span></text:p>
            <text:p/>
            <text:p>Андрей Светлов</text:p>
            <text:p/>
            <text:p><text:span text:style-name="T2">asvetlov.blogspot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w Svetlov</meta:initial-creator>
    <meta:creation-date>2011-06-03T16:30:11</meta:creation-date>
    <meta:editing-duration>PT6H56M47S</meta:editing-duration>
    <meta:editing-cycles>50</meta:editing-cycles>
    <dc:date>2011-06-25T12:41:20</dc:date>
    <dc:creator>Andrew Svetlov</dc:creator>
    <meta:generator>LibreOffice/3.3$Unix LibreOffice_project/330m19$Build-202</meta:generator>
    <meta:document-statistic meta:object-count="184"/>
  </office:meta>
</office:document-meta>
</file>